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4.04mm" fo:margin-left="0mm" fo:margin-top="0mm" fo:margin-bottom="0mm" table:align="left" style:writing-mode="lr-tb"/>
    </style:style>
    <style:style style:name="Table1.A" style:family="table-column">
      <style:table-column-properties style:column-width="80.86mm"/>
    </style:style>
    <style:style style:name="Table1.B" style:family="table-column">
      <style:table-column-properties style:column-width="73.17mm"/>
    </style:style>
    <style:style style:name="Table1.1" style:family="table-row">
      <style:table-row-properties style:min-row-height="67.45mm" fo:keep-together="auto"/>
    </style:style>
    <style:style style:name="Table1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Table1.2" style:family="table-row">
      <style:table-row-properties style:min-row-height="22.35mm" fo:keep-together="auto"/>
    </style:style>
    <style:style style:name="P1" style:family="paragraph" style:parent-style-name="List_20_Paragraph">
      <style:paragraph-properties fo:margin-left="0mm" fo:margin-right="0mm" fo:margin-top="0mm" fo:margin-bottom="0mm" style:contextual-spacing="true" fo:line-height="100%" fo:text-align="justify" style:justify-single-word="false" fo:orphans="0" fo:widows="0" fo:text-indent="0mm" style:auto-text-indent="false"/>
    </style:style>
    <style:style style:name="P2" style:family="paragraph" style:parent-style-name="List_20_Paragraph">
      <style:paragraph-properties fo:margin-left="0mm" fo:margin-right="0mm" fo:margin-top="0mm" fo:margin-bottom="0mm" style:contextual-spacing="true" fo:line-height="100%" fo:orphans="0" fo:widows="0" fo:text-indent="0mm" style:auto-text-indent="false"/>
    </style:style>
    <style:style style:name="P3" style:family="paragraph" style:parent-style-name="List_20_Paragraph">
      <style:paragraph-properties fo:margin-left="0mm" fo:margin-right="0mm" fo:margin-top="0mm" fo:margin-bottom="0mm" style:contextual-spacing="true" fo:line-height="100%" fo:text-align="justify" style:justify-single-word="false" fo:orphans="0" fo:widows="0" fo:text-indent="0mm" style:auto-text-indent="false"/>
      <style:text-properties fo:font-size="12pt" fo:language="en" fo:country="US" fo:font-weight="bold" style:font-size-asian="12pt" style:font-weight-asian="bold" style:font-size-complex="12pt"/>
    </style:style>
    <style:style style:name="P4" style:family="paragraph" style:parent-style-name="List_20_Paragraph">
      <style:paragraph-properties fo:margin-left="0mm" fo:margin-right="0mm" fo:margin-top="0mm" fo:margin-bottom="0mm" style:contextual-spacing="true" fo:line-height="100%" fo:text-align="justify" style:justify-single-word="false" fo:orphans="0" fo:widows="0" fo:text-indent="0mm" style:auto-text-indent="false"/>
      <style:text-properties fo:font-size="12pt" fo:language="en" fo:country="US" style:font-size-asian="12pt" style:font-size-complex="12pt"/>
    </style:style>
    <style:style style:name="P5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text-indent="12.51mm" style:auto-text-indent="false"/>
    </style:style>
    <style:style style:name="P6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text-indent="12.51mm" style:auto-text-indent="false"/>
    </style:style>
    <style:style style:name="P7" style:family="paragraph" style:parent-style-name="Standard">
      <style:paragraph-properties fo:margin-top="0mm" fo:margin-bottom="0mm" style:contextual-spacing="false" fo:line-height="100%" fo:text-align="center" style:justify-single-word="false"/>
    </style:style>
    <style:style style:name="P8" style:family="paragraph" style:parent-style-name="Standard">
      <style:paragraph-properties fo:margin-left="0mm" fo:margin-right="0mm" fo:margin-top="0mm" fo:margin-bottom="0mm" style:contextual-spacing="false" fo:line-height="100%" fo:text-align="end" style:justify-single-word="false" fo:text-indent="12.51mm" style:auto-text-indent="false" fo:break-before="page"/>
    </style:style>
    <style:style style:name="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text-indent="12.51m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0" style:family="paragraph" style:parent-style-name="Standard">
      <style:paragraph-properties fo:margin-top="0mm" fo:margin-bottom="0mm" style:contextual-spacing="false" fo:line-height="100%" fo:text-align="justify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1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2" style:family="paragraph" style:parent-style-name="Standard">
      <style:paragraph-properties fo:margin-top="0mm" fo:margin-bottom="0mm" style:contextual-spacing="false" fo:line-height="100%" fo:text-align="justify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text-indent="12.51m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0mm" fo:margin-right="0mm" fo:margin-top="0mm" fo:margin-bottom="0mm" style:contextual-spacing="false" fo:line-height="100%" fo:text-align="end" style:justify-single-word="false" fo:text-indent="12.51m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text-indent="12.51m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top="0mm" fo:margin-bottom="0mm" style:contextual-spacing="false" fo:orphans="0" fo:widows="0"/>
    </style:style>
    <style:style style:name="P19" style:family="paragraph" style:parent-style-name="Standard">
      <style:paragraph-properties fo:margin-top="0mm" fo:margin-bottom="0mm" style:contextual-spacing="true" fo:orphans="0" fo:widows="0" fo:hyphenation-ladder-count="no-limit">
        <style:tab-stops>
          <style:tab-stop style:position="0mm"/>
        </style:tab-stops>
      </style:paragraph-properties>
      <style:text-properties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mm" fo:margin-bottom="0mm" style:contextual-spacing="false" fo:text-align="justify" style:justify-single-word="false" fo:orphans="0" fo:widows="0"/>
    </style:style>
    <style:style style:name="P21" style:family="paragraph" style:parent-style-name="Абзац_20_списка1">
      <style:paragraph-properties fo:margin-left="0mm" fo:margin-right="0mm" fo:text-indent="0mm" style:auto-text-indent="false"/>
      <style:text-properties fo:text-transform="uppercase" style:font-name="Times New Roman" fo:font-size="11pt" fo:language="ru" fo:country="RU" fo:font-weight="bold" style:font-size-asian="11pt" style:font-weight-asian="bold" style:font-name-complex="Times New Roman1" style:font-size-complex="11pt"/>
    </style:style>
    <style:style style:name="P22" style:family="paragraph">
      <style:paragraph-properties fo:margin-left="0mm" fo:margin-right="0mm" fo:margin-top="0mm" fo:margin-bottom="0mm" fo:line-height="100%" fo:text-align="start" fo:text-indent="0m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 fo:background-color="#00ffff"/>
    </style:style>
    <style:style style:name="T4" style:family="text">
      <style:text-properties style:font-name="Times New Roman" fo:font-size="14pt" fo:language="ru" fo:country="RU" officeooo:rsid="000e0304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0e0304" style:font-size-asian="14pt" style:font-name-complex="Times New Roman1" style:font-size-complex="14pt" fo:background-color="#00ffff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 fo:background-color="#00ffff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2pt" fo:language="ru" fo:country="RU" style:font-name-asian="SimSun" style:font-size-asian="12pt" style:language-asian="zh" style:country-asian="CN" style:font-name-complex="Times New Roman1" style:font-size-complex="12pt"/>
    </style:style>
    <style:style style:name="T10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11" style:family="text">
      <style:text-properties style:font-name="Times New Roman" fo:font-size="12pt" fo:language="ru" fo:country="RU" style:font-size-asian="12pt" style:language-asian="ru" style:country-asian="RU" style:font-name-complex="Times New Roman1" style:font-size-complex="12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style:font-size-asian="12pt" style:font-name-complex="Times New Roman1" style:font-size-complex="12pt"/>
    </style:style>
    <style:style style:name="T14" style:family="text">
      <style:text-properties fo:color="#ff0000" loext:opacity="100%" style:font-name="Times New Roman" fo:font-size="14pt" fo:language="ru" fo:country="RU" style:font-size-asian="14pt" style:font-name-complex="Times New Roman1" style:font-size-complex="14pt"/>
    </style:style>
    <style:style style:name="T15" style:family="text">
      <style:text-properties fo:color="#ff0000" loext:opacity="100%" style:font-name="Times New Roman" fo:font-size="14pt" style:font-size-asian="14pt" style:font-name-complex="Times New Roman1" style:font-size-complex="14pt"/>
    </style:style>
    <style:style style:name="T16" style:family="text">
      <style:text-properties fo:font-size="12pt" fo:font-weight="bold" style:font-size-asian="12pt" style:font-weight-asian="bold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language="en" fo:country="US" fo:font-weight="bold" style:font-size-asian="12pt" style:font-weight-asian="bold" style:font-size-complex="12pt"/>
    </style:style>
    <style:style style:name="T19" style:family="text">
      <style:text-properties fo:font-size="12pt" fo:language="en" fo:country="US" fo:font-weight="bold" style:font-size-asian="12pt" style:font-weight-asian="bold" style:font-size-complex="12pt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12pt" fo:language="en" fo:country="US" style:font-size-asian="12pt" style:font-size-complex="12pt"/>
    </style:style>
    <style:style style:name="T22" style:family="text">
      <style:text-properties fo:color="#000000" loext:opacity="100%" style:font-name="Times New Roman" fo:font-size="12pt" fo:language="ru" fo:country="RU" style:font-size-asian="12pt" style:font-name-complex="Times New Roman1" style:font-size-complex="12pt"/>
    </style:style>
    <style:style style:name="T23" style:family="text">
      <style:text-properties fo:language="ru" fo:country="RU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Соглашение о предоставлении опциона на заключение договора</text:span></text:p>
      <text:p text:style-name="P9"/>
      <text:p text:style-name="P5"><text:span text:style-name="T2">г. Москва <text:s text:c="61"/>«___» ___________ 2023 г.</text:span></text:p>
      <text:p text:style-name="P9"/>
      <text:p text:style-name="P5"><text:span text:style-name="T1">Автономная некоммерческая образовательная организация высшего образования «Сколковский институт науки и технологий»</text:span><text:span text:style-name="T2"> (Сколковский институт науки и технологий, Сколтех), именуемая в дальнейшем «Сторона 1», </text:span><text:span text:style-name="T3">в лице </text:span><text:span text:style-name="T3"><office:annotation office:name="__Annotation__32_370740351" loext:resolved="false"><dc:creator>Antonina Kotomtseva</dc:creator><dc:date>2023-01-26T13:46:00</dc:date><meta:creator-initials>AK</meta:creator-initials><text:p><text:span text:style-name="T23">Право подписи предварительного договора доступно с высокотехнологичными организациями</text:span></text:p></office:annotation></text:span><text:span text:style-name="T3">Старшего вице-президента по связям с промышленностью Пономарева Алексея Константиновича, действующего на основании Доверенности от 22.12.2022 № 150</text:span><office:annotation-end office:name="__Annotation__32_370740351"/><text:span text:style-name="T2">, с одной стороны, и </text:span></text:p>
      <text:p text:style-name="P5"><text:span text:style-name="T1">Общество с ограниченной ответственностью «АйТиКит»</text:span><text:span text:style-name="T2"> (ООО «АйТиКит»), именуемое в дальнейшем «Сторона 2», в лице Генерального директора Мавланова Дениса Шухратовича, действующего на основании Устава, с другой стороны, далее совместно именуемые «Стороны» и каждая по отдельности «Сторона», заключили настоящее Соглашение о предоставлении опциона на заключение договора (далее – Соглашение)<text:line-break/>о нижеследующем:</text:span></text:p>
      <text:p text:style-name="P9"/>
      <text:p text:style-name="P6"><text:span text:style-name="T1">1. Предмет Согл</text:span><text:span text:style-name="T1"><office:annotation loext:resolved="false"><dc:creator>Pavel Osinenko</dc:creator><dc:date>2023-01-27T13:02:58.275446023</dc:date><meta:creator-initials>PO</meta:creator-initials><text:p text:style-name="P22"><text:span text:style-name="T24">Добавил определение точности</text:span></text:p></office:annotation></text:span><text:span text:style-name="T1">ашения</text:span></text:p>
      <text:p text:style-name="P9"/>
      <text:p text:style-name="P5"><text:span text:style-name="T2"><text:s text:c="4"/>1.1. <text:s/>По настоящему Соглашению Сторона 2 обязуется передать <text:line-break/>Стороне 1 </text:span><text:span text:style-name="T6"><office:annotation office:name="__Annotation__96_370740351" loext:resolved="false"><dc:creator>Antonina Kotomtseva</dc:creator><dc:date>2023-01-27T11:04:00</dc:date><meta:creator-initials>AK</meta:creator-initials><text:p><text:span text:style-name="T23">Павел, подскажи пожалуйста, когда сможете направить ТЗ?</text:span></text:p><text:p/><text:p><text:span text:style-name="T23">По смыслу у нас будет два ТЗ:</text:span></text:p><text:p><text:span text:style-name="T23">1 ТЗ– для предварительного сотрудничества на испытание датасета до достижения Х</text:span>Y<text:span text:style-name="T23"> (на безвозмездной основе, но прошу вас примерно рассчитать сколько в денежном эквиваленте будут выглядеть трудозатраты, чтобы мы отразили сумму неустойки (насколько правильно понимаю, примерно = 400 тыс. руб. вы закладывали на испытание + командировки).</text:span></text:p><text:p><text:span text:style-name="T23">2 ТЗ – для выполнения «Заказа», но поскольку заказ будет вне рамочного соглашения – мы будем использовать типовой договор на НИР – </text:span>SK<text:span text:style-name="T23"> </text:span>IP<text:span text:style-name="T23"> третий по списку (он будет Приложением 2 с проработанным ТЗ от Заказа): </text:span><text:span text:style-name="T23"><text:a xlink:href="https://wiki.skoltech.ru/pages/viewpage.action?pageId=131859166" xlink:type="simple">https://wiki.skoltech.ru/pages/viewpage.action?pageId=131859166</text:a></text:span></text:p><text:p><text:span text:style-name="T23"/></text:p></office:annotation></text:span><text:span text:style-name="T3">материалы, </text:span><text:span text:style-name="T5">а именно, размеченный набор данных для бинарной классификации</text:span><text:span text:style-name="T3"> (</text:span><text:span text:style-name="T7">dataset</text:span><text:span text:style-name="T3">), </text:span><text:span text:style-name="T5">а именно, фотографий</text:span><text:span text:style-name="T3"> </text:span><text:span text:style-name="T5">с двумя размеченными классами: «нет заболевания», «есть заболевание», </text:span><text:span text:style-name="T2"><text:s/>для проведения Стороной 1 </text:span><text:span text:style-name="T3">предварительных испытаний (далее - </text:span><text:span text:style-name="T7">Proof</text:span><text:span text:style-name="T3"> </text:span><text:span text:style-name="T7">of</text:span><text:span text:style-name="T3"> </text:span><text:span text:style-name="T7">concept</text:span><text:span text:style-name="T3">) согласно Техническому заданию (Приложение № 1 к Соглашению)</text:span><text:span text:style-name="T2">, </text:span><office:annotation-end office:name="__Annotation__96_370740351"/><text:span text:style-name="T2">в рамках которого Сторона 1 предполагает достигнуть </text:span><text:span text:style-name="T5">точности по метрике «Accuracy» (соотношение суммы верно классифицированных фотографий по обоим классам к общему числу фотографий) в 80%</text:span><text:span text:style-name="T2">, и заключить Договор на выполнение научно-исследовательской работы (далее – Договор, Приложение № 2 к настоящему Соглашению) с момента </text:span><text:span text:style-name="T3">достижения Стороной 1 результатов </text:span><text:span text:style-name="T7">XY</text:span><text:span text:style-name="T3">, </text:span><text:span text:style-name="T2">а Сторона 1 обязуется </text:span><text:span text:style-name="T3">принять материалы (</text:span><text:span text:style-name="T7">dataset</text:span><text:span text:style-name="T3">) Стороны 2 и провести </text:span><text:span text:style-name="T7">Proof</text:span><text:span text:style-name="T3"> </text:span><text:span text:style-name="T7">of</text:span><text:span text:style-name="T3"> </text:span><text:span text:style-name="T7">concept</text:span><text:span text:style-name="T3"> на безвозмездной основе</text:span><text:span text:style-name="T2"> в порядке и на условиях настоящего Соглашения.</text:span></text:p>
      <text:p text:style-name="P5"><text:span text:style-name="T2">1.2. Срок действия Соглашения как опциона определен на один год <text:line-break/>с даты подписания настоящего Соглашения.</text:span></text:p>
      <text:p text:style-name="P5"><text:span text:style-name="T2">1.3. Моментом начала действия условия опциона по настоящему Соглашению является информационное уведомление Стороны 2 в свободной письменной форме, направленное Стороной 1 по электронной почте <text:line-break/>Стороне 2, о достижении </text:span><text:span text:style-name="T3">результата (</text:span><text:span text:style-name="T7">XY</text:span><text:span text:style-name="T3">)</text:span><text:span text:style-name="T2"> в ходе проведения Стороной 1 </text:span><text:soft-page-break/><text:span text:style-name="T3">предварительных испытаний (</text:span><text:span text:style-name="T7">Proof</text:span><text:span text:style-name="T3"> </text:span><text:span text:style-name="T7">of</text:span><text:span text:style-name="T3"> </text:span><text:span text:style-name="T7">Concept</text:span><text:span text:style-name="T3">)</text:span><text:span text:style-name="T2"> для Стороны 2 на безвозмездной основе.</text:span></text:p>
      <text:p text:style-name="P5"><text:span text:style-name="T6"><office:annotation office:name="__Annotation__187_370740351" loext:resolved="false"><dc:creator>Antonina Kotomtseva</dc:creator><dc:date>2023-01-26T13:10:00</dc:date><meta:creator-initials>AK</meta:creator-initials><text:p><text:span text:style-name="T23">Коллеги, подскажите пожалуйста (случай юр. практики):</text:span></text:p><text:p/><text:p><text:span text:style-name="T23">Может ли сторона, предоставляющая право на заключение договора, взыскать убытки в полном объеме со стороны, получающей такое право, за уклонение от заключения Договора НИР?</text:span></text:p><text:p/><text:p><text:span text:style-name="T23">Пытаюсь понять потребуется ли нам оплата опциона за вычетом этой суммы из размера НИР в последующем. ИЛИ </text:span></text:p><text:p/><text:p><text:span text:style-name="T23">Мы можем сделать безвозмездную основу с учетом неуйстоки? (пока двигаюсь по варианту безвозмездный опцион + оплата штрафов, неустойки).</text:span></text:p><text:p/></office:annotation></text:span><text:span text:style-name="T2">1.4. Отдельная оплата цены опциона Сторонами не производится, Стороны пришли к соглашению провести предварительные испытания (</text:span><text:span text:style-name="T6">Proof</text:span><text:span text:style-name="T2"> </text:span><text:span text:style-name="T6">of</text:span><text:span text:style-name="T2"> </text:span><text:span text:style-name="T6">Concept</text:span><text:span text:style-name="T2">) на безвозмездной основе.</text:span><office:annotation-end office:name="__Annotation__187_370740351"/></text:p>
      <text:p text:style-name="P5"><text:span text:style-name="T2">1.5. По настоящему Соглашению право заключить Договор Сторона 1 предоставляет Стороне 2 посредством безотзывной оферты.</text:span></text:p>
      <text:p text:style-name="P5"><text:span text:style-name="T2">1.6. Существенные условия Договора, подлежащего заключению по настоящему Соглашению, предусмотрены Приложением № 2 к настоящему Соглашению.</text:span></text:p>
      <text:p text:style-name="P5"><text:span text:style-name="T2">1.7. Тематика, календарный план проведения испытаний, существенные условия и перечень результатов предварительного испытания (</text:span><text:span text:style-name="T6">Proof</text:span><text:span text:style-name="T2"> </text:span><text:span text:style-name="T6">of</text:span><text:span text:style-name="T2"> </text:span><text:span text:style-name="T6">Concept</text:span><text:span text:style-name="T2">) установлены Техническим заданием (Приложение № 1 к Соглашению).</text:span></text:p>
      <text:p text:style-name="P9"/>
      <text:p text:style-name="P6"><text:span text:style-name="T1">2. Права и обязанности Сторон</text:span></text:p>
      <text:p text:style-name="P9"/>
      <text:p text:style-name="P5"><text:span text:style-name="T2">2.1. Сторона 1 обязана:</text:span></text:p>
      <text:p text:style-name="P5"><text:span text:style-name="T2">2.1.1. Провести </text:span><text:span text:style-name="T3">предварительные испытания </text:span><text:span text:style-name="T7">Proof</text:span><text:span text:style-name="T3"> </text:span><text:span text:style-name="T7">of</text:span><text:span text:style-name="T3"> </text:span><text:span text:style-name="T7">Concept</text:span><text:span text:style-name="T3"> материалов (</text:span><text:span text:style-name="T7">dataset</text:span><text:span text:style-name="T3">)</text:span><text:span text:style-name="T2"> Стороны 2 в соответствии с требованиями Технического задания (Приложение № 1 к Соглашению) на безвозмездной основе.</text:span></text:p>
      <text:p text:style-name="P5"><text:span text:style-name="T2">2.1.2. С даты предоставления Стороной 1 информации о достижении </text:span><text:span text:style-name="T3">показателей результата </text:span><text:span text:style-name="T7">XY</text:span><text:span text:style-name="T2"> (</text:span><text:span text:style-name="T6">c</text:span><text:span text:style-name="T2"> даты вступления в силу условия об опционе согласно п. 1.3 Соглашения) предоставить Стороне 2 для ознакомления необходимые данные для заключения Договора.</text:span></text:p>
      <text:p text:style-name="P5"><text:span text:style-name="T2">2.1.3. Предоставить результаты </text:span><text:span text:style-name="T6">XY</text:span><text:span text:style-name="T2"> </text:span><text:span text:style-name="T6">Proof</text:span><text:span text:style-name="T2"> </text:span><text:span text:style-name="T6">of</text:span><text:span text:style-name="T2"> </text:span><text:span text:style-name="T6">concept</text:span><text:span text:style-name="T2"> Стороне 2 только после заключения Договора и исполнения условия опциона по настоящему Соглашению.</text:span></text:p>
      <text:p text:style-name="P5"><text:span text:style-name="T2">2.1. Сторона 1 вправе:</text:span></text:p>
      <text:p text:style-name="P5"><text:span text:style-name="T2">2</text:span><text:span text:style-name="T6"><office:annotation office:name="__Annotation__270_370740351" loext:resolved="false"><dc:creator>Antonina Kotomtseva</dc:creator><dc:date>2023-01-26T13:14:00</dc:date><meta:creator-initials>AK</meta:creator-initials><text:p><text:span text:style-name="T23">Пожалуйста, уточните данный момент у Агроинвест: они бы хотели передать нам право распоряжения на материалы (полностью) или только на момент проведения испытаний с последующим обратным возвратом этих материалов в побуждениях конфиденциальности?</text:span></text:p></office:annotation></text:span><text:span text:style-name="T2">.1.1. С момента передачи </text:span><text:span text:style-name="T3">данных Стороны 1 – материалов </text:span><text:span text:style-name="T7">dataset</text:span><text:span text:style-name="T2"> распоряжаться ими безвозмездно. </text:span><office:annotation-end office:name="__Annotation__270_370740351"/></text:p>
      <text:p text:style-name="P5"><text:span text:style-name="T2">2.1.2. Потребовать возмещения убытков, предусмотренных </text:span><text:span text:style-name="T3">разделом 4 настоящего Соглашения</text:span><text:span text:style-name="T2">, в случаях когда Сторона 2 уклоняется от акцепта опциона по настоящему Соглашению.</text:span></text:p>
      <text:p text:style-name="P5"><text:span text:style-name="T2">2.3. Сторона 2 обязуется:</text:span></text:p>
      <text:p text:style-name="P5"><text:span text:style-name="T2">2.3.1. Передать материалы (</text:span><text:span text:style-name="T6">dataset</text:span><text:span text:style-name="T2">) в течение 3 (трех) рабочих дней с даты заключения Соглашения: </text:span></text:p>
      <text:p text:style-name="P5"><text:span text:style-name="T2">- </text:span><text:span text:style-name="T4">набор фотографий количеством не менее 150 шт. из тепличного хозяйства Агроинвест с визуально различимыми признаками заболевания</text:span></text:p>
      <text:p text:style-name="P5"><text:span text:style-name="T2">- </text:span><text:span text:style-name="T4">каждая фотография должна быть размечена с помощью согласованного со Стороной 2 программного обеспечения следующим </text:span><text:soft-page-break/><text:span text:style-name="T4">образом: на фотографии отмечается признак заболевания граничным прямоугольником</text:span></text:p>
      <text:p text:style-name="P5"><text:span text:style-name="T2">- </text:span><text:span text:style-name="T4">фотографии выполняются при стандартных условиях освещения в теплице</text:span></text:p>
      <text:p text:style-name="P5"><text:span text:style-name="T2">2.3.2. С даты получения информации о достижении </text:span><text:span text:style-name="T3">показателей результата </text:span><text:span text:style-name="T7">XY</text:span><text:span text:style-name="T2"> от Стороны 1, заключить Договор со Стороной 1 по форме Приложения 2 в целях проведения последующих научно-исследовательских работ.</text:span></text:p>
      <text:p text:style-name="P5"><text:span text:style-name="T2">2.4. Сторона 2 вправе:</text:span></text:p>
      <text:p text:style-name="P5"><text:span text:style-name="T2">2.4.1. В течение срока действия настоящего Соглашения в любой момент по своему усмотрению заключить Договор на условиях опциона, предусмотренного настоящим Соглашением.</text:span></text:p>
      <text:p text:style-name="P5"><text:span text:style-name="T2">2.4.2. В одностороннем порядке отказаться от исполнения Соглашения на условиях предусмотренных пп. 3.2.1, п. (б) пп. 3.2.2 Соглашения.</text:span></text:p>
      <text:p text:style-name="P5"><text:span text:style-name="T2">2.4.3. Осуществлять экспертизу предоставленных Стороной 1 </text:span><text:span text:style-name="T3">результатов </text:span><text:span text:style-name="T7">XY</text:span><text:span text:style-name="T2"> на предмет достоверности передаваемых данных после </text:span><text:span text:style-name="T3">испытания (</text:span><text:span text:style-name="T7">dataset</text:span><text:span text:style-name="T3">) по предварительному сотрудничеству и его соответствия требованиям Технического задания (Приложение № 1 к Соглашению).</text:span></text:p>
      <text:p text:style-name="P12"/>
      <text:p text:style-name="P7"><text:span text:style-name="T1">3. Порядок предварительного сотрудничества Сторон и приемки</text:span></text:p>
      <text:p text:style-name="P11"/>
      <text:p text:style-name="P5"><text:span text:style-name="T2">3.1. Предварительное сотрудничество Сторон в рамках настоящего Соглашения </text:span><text:span text:style-name="T2"><office:annotation office:name="__Annotation__346_370740351" loext:resolved="false"><dc:creator>Antonina Kotomtseva</dc:creator><dc:date>2023-01-26T16:30:00</dc:date><meta:creator-initials>AK</meta:creator-initials><text:p><text:span text:style-name="T23">Указать тематику направления исследования</text:span></text:p></office:annotation></text:span><text:span text:style-name="T2">по темам </text:span><office:annotation-end office:name="__Annotation__346_370740351"/><text:span text:style-name="T4">применения искусственного интеллекта и робототехники в мониторинге тепличных хозяйств</text:span><text:span text:style-name="T2">_____________________ (далее - Приоритетные направления сотрудничества), направленное на достижение </text:span><text:span text:style-name="T3">результатов </text:span><text:span text:style-name="T7">XY</text:span><text:span text:style-name="T3">,</text:span><text:span text:style-name="T2"> может осуществляться в согласованных Сторонами формах, в том числе:</text:span></text:p>
      <text:p text:style-name="P5"><text:span text:style-name="T2">3.1.1. </text:span><text:span text:style-name="T2"><office:annotation office:name="__Annotation__364_370740351" loext:resolved="false"><dc:creator>Antonina Kotomtseva</dc:creator><dc:date>2023-01-26T16:30:00</dc:date><meta:creator-initials>AK</meta:creator-initials><text:p><text:span text:style-name="T23">Можно конкретизировать </text:span></text:p></office:annotation></text:span><text:span text:style-name="T2">Обмен данными и информацией (направление запросов, писем, сообщений, документов), по вопросам, относящимся к деятельности Сторон по Приоритетным направлениям сотрудничества и представляющим взаимный интерес, в том числе по вопросам организации взаимодействия Сторон в рамках настоящего Соглашения;</text:span><office:annotation-end office:name="__Annotation__364_370740351"/></text:p>
      <text:p text:style-name="P5"><text:span text:style-name="T2">3.1.2. Выполнение совместных проектов в области Приоритетных направлений сотрудничества в порядке, устанавливаемых отдельными договорами между Сторонами; </text:span></text:p>
      <text:p text:style-name="P5"><text:span text:style-name="T2">3.1.3. Использование материально-технической базы друг друга в процессе реализации совместных проектов, в порядке, установленном отдельным договором между Сторонами;</text:span></text:p>
      <text:p text:style-name="P5"><text:span text:style-name="T2">3.1.4. Создание совместных рабочих групп, временных научных и иных коллективов по направлениям деятельности;</text:span></text:p>
      <text:p text:style-name="P5"><text:soft-page-break/><text:span text:style-name="T2">3.1.5. Организация и проведение совместных мероприятий в форме семинаров, конференций, форумов, круглых столов, тренингов, рабочих встреч и в иных формах, содействующих технологическому развитию Сторон по Приоритетным направлениям Сторон.</text:span></text:p>
      <text:p text:style-name="P5"><text:span text:style-name="T2">3.1.6. Сотрудничество в иных формах, согласованных Сторонами в дополнительных соглашениях к настоящему Соглашению.</text:span></text:p>
      <text:p text:style-name="P5"><text:span text:style-name="T2">3.2. </text:span><text:span text:style-name="T6">C</text:span><text:span text:style-name="T2">торона 1 по окончании выполнения работ </text:span><text:span text:style-name="T3">предварительного сотрудничества (</text:span><text:span text:style-name="T7">Proof</text:span><text:span text:style-name="T3"> </text:span><text:span text:style-name="T7">of</text:span><text:span text:style-name="T3"> </text:span><text:span text:style-name="T7">Concept</text:span><text:span text:style-name="T3">)</text:span><text:span text:style-name="T2"> направляет Стороне 1 информационное уведомление в свободной письменной форме по электронной почте <text:line-break/>о достижении </text:span><text:span text:style-name="T3">результата (</text:span><text:span text:style-name="T7">XY</text:span><text:span text:style-name="T3">) или невозможности достижения результата (</text:span><text:span text:style-name="T7">XY</text:span><text:span text:style-name="T3">)</text:span><text:span text:style-name="T2"> в ходе проведения Стороной 1 </text:span><text:span text:style-name="T3">предварительных испытаний (</text:span><text:span text:style-name="T7">Proof</text:span><text:span text:style-name="T3"> </text:span><text:span text:style-name="T7">of</text:span><text:span text:style-name="T3"> </text:span><text:span text:style-name="T7">Concept</text:span><text:span text:style-name="T3">)</text:span><text:span text:style-name="T2"> для Стороны 2. </text:span></text:p>
      <text:p text:style-name="P5"><text:span text:style-name="T2">3.2.1. Если в процессе выполнения </text:span><text:span text:style-name="T7">Proof</text:span><text:span text:style-name="T3"> </text:span><text:span text:style-name="T7">of</text:span><text:span text:style-name="T3"> </text:span><text:span text:style-name="T7">Concept</text:span><text:span text:style-name="T2"> выясняется неизбежность получения отрицательного результата или нецелесообразность дальнейшего проведения </text:span><text:span text:style-name="T7">Proof</text:span><text:span text:style-name="T3"> </text:span><text:span text:style-name="T7">of</text:span><text:span text:style-name="T3"> </text:span><text:span text:style-name="T7">Concept</text:span><text:span text:style-name="T2">, Сторона 1 обязана приостановить работы (испытания), поставив об этом в известность Сторону 2 после приостановления научно-исследовательской работы. В этом случае Стороны обязаны в 15 (пятнадцатидневный) срок рассмотреть вопрос о целесообразности и направлениях продолжения предварительного сотрудничества.</text:span></text:p>
      <text:p text:style-name="P5"><text:span text:style-name="T2">При невозможности достижения результата </text:span><text:span text:style-name="T3">(</text:span><text:span text:style-name="T7">XY</text:span><text:span text:style-name="T3">)</text:span><text:span text:style-name="T2"> в ходе проведения Стороной 1 </text:span><text:span text:style-name="T3">предварительных испытаний (</text:span><text:span text:style-name="T7">Proof</text:span><text:span text:style-name="T3"> </text:span><text:span text:style-name="T7">of</text:span><text:span text:style-name="T3"> </text:span><text:span text:style-name="T7">Concept</text:span><text:span text:style-name="T3">), Сторона 2 </text:span><text:span text:style-name="T2">вправе в одностороннем порядке отказаться от исполнения настоящего Соглашения без получения результатов </text:span><text:span text:style-name="T7">Proof</text:span><text:span text:style-name="T3"> </text:span><text:span text:style-name="T7">of</text:span><text:span text:style-name="T3"> </text:span><text:span text:style-name="T7">Concept</text:span><text:span text:style-name="T3"> по </text:span><text:span text:style-name="T2">предварительному сотрудничеству, предусмотренных Техническим заданием (Приложение № 1 к Соглашению).</text:span></text:p>
      <text:p text:style-name="P5"><text:span text:style-name="T2">3.2.2. При успешном достижении показателей </text:span><text:span text:style-name="T3">результатов </text:span><text:span text:style-name="T7">XY</text:span><text:span text:style-name="T2"> <text:line-break/>Сторона 2 в течение 15 (пятнадцати) календарных дней принимает решение: </text:span></text:p>
      <text:p text:style-name="P5"><text:span text:style-name="T2">(а) о продолжении сотрудничества и переходе от предварительных исследований к заключению Договора на выполнение научно-исследовательских работ со Стороной 1 согласно Приложению 2 к настоящему Соглашению, </text:span></text:p>
      <text:p text:style-name="P5"><text:span text:style-name="T2">(б) об одностороннем отказе от исполнения настоящего Соглашения с учетом оплаты Стороне 1 неустойки, предусмотренной </text:span><text:span text:style-name="T14"><office:annotation office:name="__Annotation__498_370740351" loext:resolved="false"><dc:creator>Antonina Kotomtseva</dc:creator><dc:date>2023-01-27T11:12:00</dc:date><meta:creator-initials>AK</meta:creator-initials><text:p><text:span text:style-name="T23">Уточните сумму предварительных испытаний, пожалуйста</text:span></text:p></office:annotation></text:span><text:span text:style-name="T14">пунктом … разделом 5 настоящего Соглашения, рассчитанной соразмерно трудозатратам Стороны 1 на выполнение предварительных испытаний.</text:span><office:annotation-end office:name="__Annotation__498_370740351"/></text:p>
      <text:p text:style-name="P5"><text:span text:style-name="T14">3.3. </text:span><text:span text:style-name="T2">При принятии решения Стороной 2 о заключении Договора на условиях опциона, </text:span><text:span text:style-name="T15"><office:annotation office:name="__Annotation__514_370740351" loext:resolved="false"><dc:creator>Antonina Kotomtseva</dc:creator><dc:date>2023-01-26T17:20:00</dc:date><meta:creator-initials>AK</meta:creator-initials><text:p><text:span text:style-name="T23">Предлагаю предоставить им результаты, но сделать ограничение по </text:span>IP<text:span text:style-name="T23"> – партнер не сможет их использовать до сдачи-приемки по Договору на НИР (5 млн.)</text:span></text:p><text:p/><text:p><text:span text:style-name="T23">То есть схематично сделка будет выглядеть так:</text:span></text:p><text:p><text:span text:style-name="T23">1) заключили Опцион безвозмездный </text:span></text:p><text:p><text:span text:style-name="T23">2) передали датасет</text:span></text:p><text:p><text:span text:style-name="T23">3) провели испытания, достгнли Х</text:span>Y</text:p><text:p><text:span text:style-name="T23">4.1) агроинвест одобрил сделку – подтвердил согласие на заключение договора, мы раскрываем результаты Х</text:span>Y<text:span text:style-name="T23">, исключительные права на них пренадлежат нам, а пользоваться Агроинвест может быть сможет после сдачи-приемки Договора НИР на 5 млн.</text:span></text:p><text:p/><text:p><text:span text:style-name="T23">(в этом случае у них будет интерес к заключению сделки, мы предусмотрели условие, что Агроинвест может провести экспертизу на соответствие ТЗ)</text:span></text:p><text:p/><text:p><text:span text:style-name="T23">ВАРИАНТ ОТКАЗА ПОСЛЕ РАСКРЫТИЯ:</text:span></text:p><text:p/><text:p><text:span text:style-name="T23">Если мы им раскрыли </text:span>XY<text:span text:style-name="T23"> и Агронвест отказывается от заключения сделки , результатами они воспользоваться не смогут. А если нарушают условие об исключительности </text:span>IP<text:span text:style-name="T23"> Сколтеха – здесь уже работает неустойка и убытки в полном объеме (однако отследить это будет крайне сложно).</text:span></text:p><text:p/><text:p><text:span text:style-name="T23">4.2. агроинвест не одобрил сделку – мы не передаем Х</text:span>Y<text:span text:style-name="T23"> и они выходят в одностороннем порядке из сделки при условии оплаты нейстойки равной сумме трудозатрат на предварительное сотрудничество (примерно = 400 т.р или это может быть другая сумма)</text:span></text:p><text:p/></office:annotation></text:span><text:span text:style-name="T14">Сторона 1 предоставляет Стороне 2 результаты предварительного сотрудничества </text:span><text:span text:style-name="T15">XY</text:span><text:span text:style-name="T14">, </text:span><office:annotation-end office:name="__Annotation__514_370740351"/><text:span text:style-name="T2">Стороны в период 30 (Тридцати) дней в рамках срока действия настоящего Соглашения подписывают Договор (Приложение № 2 к Соглашению).</text:span></text:p>
      <text:p text:style-name="P10"><text:soft-page-break/></text:p>
      <text:p text:style-name="P10"/>
      <text:p text:style-name="P6"><text:span text:style-name="T1">4. Права на результаты интеллектуальной собственности</text:span></text:p>
      <text:p text:style-name="P13"/>
      <text:p text:style-name="P5"><text:span text:style-name="T2">4.1. Ранее созданные результаты интеллектуальной деятельности <text:line-break/>(далее – РИД) принадлежат Стороне, которой принадлежали исключительные права либо права их использования, и которая предоставила их для использования в </text:span><text:span text:style-name="T7">Proof</text:span><text:span text:style-name="T3"> </text:span><text:span text:style-name="T7">of</text:span><text:span text:style-name="T3"> </text:span><text:span text:style-name="T7">Concept</text:span><text:span text:style-name="T2">. Ни одна из Сторон не приобретает в рамках настоящего Соглашения и/или в связи с его исполнением, исключительных прав или прав использования ранее созданных РИД, принадлежащих другой Стороне, если иное не согласовано Сторонами отдельно в письменном виде.</text:span></text:p>
      <text:p text:style-name="P5"><text:span text:style-name="T2">4.2.<text:tab/>Каждая Сторона, которая единолично является правообладателем исключительных прав в отношении РИД, предоставляет другой Стороне на весь срок действия соответствующих исключительных прав, безвозмездную, простую (неисключительную) лицензию, без права передачи третьим лицам и/или выдачи сублицензий, действующую в отношении всех стран и территорий, где соответствующему РИД предоставлена правовая охрана в случае если использование результата </text:span><text:span text:style-name="T7">XY</text:span><text:span text:style-name="T2"> </text:span><text:span text:style-name="T7">Proof</text:span><text:span text:style-name="T3"> </text:span><text:span text:style-name="T7">of</text:span><text:span text:style-name="T3"> </text:span><text:span text:style-name="T7">Concept</text:span><text:span text:style-name="T2">, реализованного в рамках настоящего Соглашения, невозможно без использования РИД, указанных в п. 4.1 настоящего Соглашения.</text:span></text:p>
      <text:p text:style-name="P5"><text:span text:style-name="T2">4.3.<text:tab/></text:span><text:span text:style-name="T6"><office:annotation office:name="__Annotation__595_370740351" loext:resolved="false"><dc:creator>Antonina Kotomtseva</dc:creator><dc:date>2023-01-26T17:45:00</dc:date><meta:creator-initials>AK</meta:creator-initials><text:p><text:span text:style-name="T23">Хочется понять: вам потребуется исключительные права в договоре на нир или только в этом соглашении (опционе) на результаты Х</text:span>Y<text:span text:style-name="T23">?</text:span></text:p></office:annotation></text:span><text:span text:style-name="T2">Исключительное право на РИД </text:span><text:span text:style-name="T7">XY</text:span><text:span text:style-name="T2"> </text:span><text:span text:style-name="T7">Proof</text:span><text:span text:style-name="T3"> </text:span><text:span text:style-name="T7">of</text:span><text:span text:style-name="T3"> </text:span><text:span text:style-name="T7">Concept</text:span><text:span text:style-name="T2">, созданного в рамках реализации предварительного сотрудничества по настоящему Соглашению, будет принадлежать исключительно Сколтеху (далее – «РИД Сколтеха») на территории РФ и всех стран мира без ограничений, </text:span><text:span text:style-name="T1">до момента осуществления сдачи-приемки по Договору (Приложение № 2 к Соглашению)</text:span><text:span text:style-name="T2">.</text:span><office:annotation-end office:name="__Annotation__595_370740351"/></text:p>
      <text:p text:style-name="P5"><text:span text:style-name="T2">4.4.<text:tab/>Право подачи заявок, а также право на регистрацию соответствующих РИД, созданных в ходе выполнения</text:span><text:span text:style-name="T3"> </text:span><text:span text:style-name="T7">Proof</text:span><text:span text:style-name="T3"> </text:span><text:span text:style-name="T7">of</text:span><text:span text:style-name="T3"> </text:span><text:span text:style-name="T7">Concept</text:span><text:span text:style-name="T2"> по Соглашению принадлежит Сколтеху. По письменному запросу Стороны 2 Сколтех вправе осуществить необходимые юридически значимые действия для обеспечения правовой охраны РИД Сколтеха, созданных в рамках реализации </text:span><text:span text:style-name="T7">Proof</text:span><text:span text:style-name="T3"> </text:span><text:span text:style-name="T7">of</text:span><text:span text:style-name="T3"> </text:span><text:span text:style-name="T7">Concept</text:span><text:span text:style-name="T2">, в отношении территории тех стран, где Стороне 2 необходимо обеспечить соответствующую правовую охрану. При этом, Сторона 2 обязуется возместить Сколтеху все прямые затраты, понесенные Сколтехом в связи с осуществлением юридически значимых действий по обеспечению и поддержанию правовой охраны РИД Сколтеха в указанных в запросе Стороны 2 странах.</text:span></text:p>
      <text:p text:style-name="P5"><text:span text:style-name="T2">4.5.<text:tab/>В отношении РИД Сколтеха, созданных в рамках реализации предварительного сотрудничества </text:span><text:span text:style-name="T7">Proof</text:span><text:span text:style-name="T3"> </text:span><text:span text:style-name="T7">of</text:span><text:span text:style-name="T3"> </text:span><text:span text:style-name="T7">Concept</text:span><text:span text:style-name="T2">, </text:span><text:span text:style-name="T1">Сколтех не предоставляет Стороне 2 права использования РИД до момента </text:span><text:soft-page-break/><text:span text:style-name="T1">осуществления сдачи-приемки по Договору (Приложение № 2 к Соглашению).</text:span><text:span text:style-name="T2"> </text:span></text:p>
      <text:p text:style-name="P5"><text:span text:style-name="T2">В отдельном порядке Сколтех может предоставить вышеуказанные права на РИД на основе лицензионного договора. Вид лицензионного договора определяется Сторонами в дополнительном соглашении к настоящему Договору.</text:span></text:p>
      <text:p text:style-name="P5"><text:span text:style-name="T2">4.6.<text:tab/>Исключительные права на материалы </text:span><text:span text:style-name="T7">XY</text:span><text:span text:style-name="T3"> </text:span><text:span text:style-name="T7">Proof</text:span><text:span text:style-name="T3"> </text:span><text:span text:style-name="T7">of</text:span><text:span text:style-name="T3"> </text:span><text:span text:style-name="T7">Concept</text:span><text:span text:style-name="T2"> принадлежат исключительно Сколтеху до момента сдачи-приемки по окончанию реализации Договора (Приложение № 2 к Соглашению). </text:span></text:p>
      <text:p text:style-name="P5"><text:span text:style-name="T2">4.7.<text:tab/>Любые лицензии, которые выдаются в отношении РИД, должны предусматривать сохранение в силе прав другой Стороны, предусмотренных положениями 4.2. и 4.5. настоящего Соглашения.</text:span></text:p>
      <text:p text:style-name="P13"/>
      <text:p text:style-name="P6"><text:span text:style-name="T1">5. Ответственность Сторон </text:span></text:p>
      <text:p text:style-name="P9"/>
      <text:p text:style-name="P5"><text:span text:style-name="T3">5.1. За неисполнение или ненадлежащее исполнение обязательств по настоящему Соглашению Стороны несут ответственность, предусмотренную действующим законодательством Российской Федерации.</text:span></text:p>
      <text:p text:style-name="P5"><text:span text:style-name="T3">5.2. В случае нарушений обязательств Сторон в отношении охраны Конфиденциальной информации, Стороны руководствуются положениями Соглашения о конфиденциальности от 06.06.2022 № 12082, заключенным между Сторонами.</text:span></text:p>
      <text:p text:style-name="P5"><text:span text:style-name="T2">5.3. В случае неисполнения Стороной 2 обязательств, предусмотренных настоящим Соглашением, Сторона 1 вправе потребовать уплату неустойки.</text:span></text:p>
      <text:p text:style-name="P9"/>
      <text:p text:style-name="P6"><text:span text:style-name="T1">5. Обстоятельства форс-мажор</text:span></text:p>
      <text:p text:style-name="P13"/>
      <text:p text:style-name="P5"><text:span text:style-name="T2">5.1. Стороны освобождаются от ответственности за частичное или полное неисполнение обязательств по настоящему Соглашению, если это неисполнение явилось следствием обстоятельств непреодолимой силы, возникших после заключения настоящего Соглашения в результате обстоятельств чрезвычайного характера, которые стороны не могли предвидеть или предотвратить.</text:span></text:p>
      <text:p text:style-name="P5"><text:span text:style-name="T2">5.2. При наступлении обстоятельств, указанных в п. 5.1 настоящего Соглашения, каждая Сторона должна без промедления известить о них в письменном виде другую Сторону посредством направления сообщения по электронной почте.</text:span></text:p>
      <text:p text:style-name="P5"><text:span text:style-name="T2">5.3. Извещение должно содержать данные о характере обстоятельств, а также официальные документы, удостоверяющие наличие этих обстоятельств и, по возможности, дающие оценку их влияния на </text:span><text:soft-page-break/><text:span text:style-name="T2">возможность исполнения Стороной своих обязательств по настоящему Соглашению.</text:span></text:p>
      <text:p text:style-name="P5"><text:span text:style-name="T2">5.4. В случае наступления обстоятельств, предусмотренных в п. 5.1 настоящего Соглашения, срок выполнения Стороной обязательств по настоящему Соглашению отодвигается соразмерно времени, в течение которого действуют эти обстоятельства и их последствия.</text:span></text:p>
      <text:p text:style-name="P5"><text:span text:style-name="T2">5.5. Если наступившие обстоятельства, перечисленные в п. 5.1 настоящего Соглашения, и их последствия продолжают действовать более двух лет, Стороны проводят дополнительные переговоры для выявления приемлемых альтернативных способов исполнения настоящего Соглашения.</text:span></text:p>
      <text:p text:style-name="P9"/>
      <text:p text:style-name="P6"><text:span text:style-name="T1">6. Разрешение споров</text:span></text:p>
      <text:p text:style-name="P9"/>
      <text:p text:style-name="P5"><text:span text:style-name="T2">6.1. Все споры и разногласия, которые могут возникнуть при исполнении условий настоящего Соглашения, Стороны будут стремиться разрешать путем переговоров.</text:span></text:p>
      <text:p text:style-name="P5"><text:span text:style-name="T2">6.2. Споры, не урегулированные путем переговоров, разрешаются в судебном порядке в Арбитражном суде г. Москвы.</text:span></text:p>
      <text:p text:style-name="P9"/>
      <text:p text:style-name="P6"><text:span text:style-name="T1">7. Срок действия порядок изменения и расторжения Договора <text:line-break/></text:span></text:p>
      <text:p text:style-name="P5"><text:span text:style-name="T2">7.1. Настоящее Соглашение вступает в силу с момента подписания его обеими Сторонами и действует по </text:span><text:span text:style-name="T2"><office:annotation office:name="__Annotation__763_370740351" loext:resolved="false"><dc:creator>Antonina Kotomtseva</dc:creator><dc:date>2023-01-26T13:29:00</dc:date><meta:creator-initials>AK</meta:creator-initials><text:p><text:span text:style-name="T23">Впишется вручную после того, как станет известна дата подписания</text:span></text:p></office:annotation></text:span><text:span text:style-name="T2">«___»___________ 2024 г.</text:span><office:annotation-end office:name="__Annotation__763_370740351"/><text:span text:style-name="T2">, а в случае неисполнения обязательств по настоящему Соглашению – до полного их выполнения.</text:span></text:p>
      <text:p text:style-name="P5"><text:span text:style-name="T2">7.2. Все изменения к настоящему Соглашению оформляются посредством дополнительных соглашений, подписанных уполномоченными представителями Сторон.</text:span></text:p>
      <text:p text:style-name="P9"/>
      <text:p text:style-name="P6"><text:span text:style-name="T1">8. Заключительные положения</text:span></text:p>
      <text:p text:style-name="P9"/>
      <text:p text:style-name="P5"><text:span text:style-name="T2">8.1. При принятии решения Стороной 2 о заключении Договора на условиях опциона Стороны в период 10 (Десяти) рабочих дней в рамках срока действия настоящего Соглашения подписывают Договор (Приложение № 2 к Соглашению).</text:span></text:p>
      <text:p text:style-name="P5"><text:span text:style-name="T2">8.2. В случае, если в течение срока действия Соглашения Сторона 2 не принимает решения о заключении Договора на условиях опциона, Сторона 1 вправе в претензионном порядке требовать возмещения убытков в полном объеме, предусмотренных действующим законодательством и настоящим Соглашением.</text:span></text:p>
      <text:p text:style-name="P5"><text:soft-page-break/><text:span text:style-name="T2">8.3. Все изменения и дополнения к настоящему Соглашению должны быть совершены в письменной форме и подписаны уполномоченными представителями Сторон.</text:span></text:p>
      <text:p text:style-name="P5"><text:span text:style-name="T2">8.4. Стороны обязуются письменно извещать друг друга о смене реквизитов, адресов и иных существенных изменениях.</text:span></text:p>
      <text:p text:style-name="P5"><text:span text:style-name="T2">8.5. Настоящее Соглашение составлено в 2 (двух) экземплярах, имеющих равную юридическую силу, по одному для каждой из Сторон.</text:span></text:p>
      <text:p text:style-name="P5"><text:span text:style-name="T2">8.6. Ни одна из Сторон не вправе передавать свои права и обязанности по настоящему Соглашению третьим лицам без письменного согласия другой Стороны. </text:span></text:p>
      <text:p text:style-name="P5"><text:span text:style-name="T2">8.7.<text:tab/>В течение всего периода исполнения настоящего Соглашения Стороны будут соблюдать все действующие положения применимого законодательства Российской Федерации по противодействию коррупции.</text:span></text:p>
      <text:p text:style-name="P5"><text:span text:style-name="T2">8.8. Во всем остальном, что не урегулировано настоящим Соглашением, Стороны руководствуются действующим законодательством Российской Федерации.</text:span></text:p>
      <text:p text:style-name="P9"/>
      <text:p text:style-name="P6"><text:span text:style-name="T8">9. Подписи Сторон</text:span>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6">Автономная некоммерческая образовательная организация высшего образования «Сколковский институт науки и технологий» (Сколковский институт науки и технологий)</text:span></text:p>
            <text:p text:style-name="P18"><text:span text:style-name="T9">Юридический адрес: </text:span><text:span text:style-name="T22">121205</text:span><text:span text:style-name="T9">, г. Москва, Территория Инновационного Центра «Сколково», Большой бульвар <text:s/>д. 30 стр.1</text:span></text:p>
            <text:p text:style-name="P19"><text:span text:style-name="T10">Телефон +7</text:span><text:span text:style-name="T12"> </text:span><text:span text:style-name="T10">495</text:span><text:span text:style-name="T12"> </text:span><text:span text:style-name="T10">280 1481</text:span></text:p>
            <text:p text:style-name="P19"><text:span text:style-name="T10">ОГРН 1115000005922</text:span></text:p>
            <text:p text:style-name="P19"><text:span text:style-name="T10">ИНН: 5032998454</text:span></text:p>
            <text:p text:style-name="P19"><text:span text:style-name="T10">КПП: 773101001</text:span></text:p>
            <text:p text:style-name="P19"><text:span text:style-name="T10">Расчетный счет (в рублях): 40703810538000005418</text:span></text:p>
            <text:p text:style-name="P19"><text:span text:style-name="T10">Банк: ПАО Сбербанк </text:span></text:p>
            <text:p text:style-name="P18"><text:span text:style-name="T10">Кор. счет: 30101810400000000225</text:span></text:p>
            <text:p text:style-name="P1"><text:span text:style-name="T17">БИК: 044525225</text:span></text:p>
          </table:table-cell>
          <table:table-cell table:style-name="Table1.A1" office:value-type="string">
            <text:p text:style-name="P1"><text:text-input text:description="">Click or tap here to enter text.</text:text-input><text:span text:style-name="T18">, (</text:span><text:text-input text:description="">Click or tap here to enter text.</text:text-input><text:span text:style-name="T18"> )</text:span></text:p>
            <text:p text:style-name="P3"/>
            <text:p text:style-name="P3"/>
            <text:p text:style-name="P20"><text:span text:style-name="T12">Адрес: </text:span><text:text-input text:description="">Click or tap here to enter text.</text:text-input><text:span text:style-name="T12">.</text:span></text:p>
            <text:p text:style-name="P4"/>
            <text:p text:style-name="P1"><text:span text:style-name="T17">ИНН</text:span><text:span text:style-name="T20"> </text:span><text:text-input text:description="">Click or tap here to enter text.</text:text-input><text:span text:style-name="T20">;</text:span></text:p>
            <text:p text:style-name="P1"><text:span text:style-name="T17">КПП</text:span><text:span text:style-name="T20"> </text:span><text:text-input text:description="">Click or tap here to enter text.</text:text-input><text:span text:style-name="T20">.</text:span></text:p>
            <text:p text:style-name="P1"><text:span text:style-name="T17">Банковские реквизиты:</text:span></text:p>
            <text:p text:style-name="P2"><text:span text:style-name="T17">Расчетный счет в рублях: </text:span><text:text-input text:description="">Click or tap here to enter text.</text:text-input></text:p>
            <text:p text:style-name="P1"><text:span text:style-name="T17">Банк</text:span><text:span text:style-name="T20">: </text:span><text:text-input text:description="">Click or tap here to enter text.</text:text-input></text:p>
            <text:p text:style-name="P1"><text:span text:style-name="T17">Кор</text:span><text:span text:style-name="T20">. </text:span><text:span text:style-name="T17">счет</text:span><text:span text:style-name="T20">: </text:span><text:text-input text:description="">Click or tap here to enter text.</text:text-input></text:p>
            <text:p text:style-name="P1"><text:span text:style-name="T17">БИК</text:span><text:span text:style-name="T20">: </text:span><text:text-input text:description="">Click or tap here to enter text.</text:text-input></text:p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  <text:p text:style-name="P4"/>
            <text:p text:style-name="P4"><text:soft-page-break/></text:p>
            <text:p text:style-name="P1"><text:span text:style-name="T20">_______________________ / </text:span><text:text-input text:description="">Click or tap here to enter text.</text:text-input></text:p>
            <text:p text:style-name="P1"><text:text-input text:description=""> Click or tap here to enter text.</text:text-input></text:p>
            <text:p text:style-name="P4"/>
            <text:p text:style-name="P1"><text:span text:style-name="T17">М.П.</text:span></text:p>
          </table:table-cell>
          <table:table-cell table:style-name="Table1.A1" office:value-type="string">
            <text:p text:style-name="P4"/>
            <text:p text:style-name="P4"/>
            <text:p text:style-name="P4"><text:soft-page-break/></text:p>
            <text:p text:style-name="P1"><text:span text:style-name="T20">__________________ / </text:span><text:text-input text:description=""> Click or tap here to enter text.</text:text-input></text:p>
            <text:p text:style-name="P1"><text:text-input text:description=""> Click or tap here to enter text.</text:text-input><text:span text:style-name="T20"><text:s/></text:span></text:p>
            <text:p text:style-name="P4"/>
            <text:p text:style-name="P1"><text:span text:style-name="T17">М.П.</text:span></text:p>
          </table:table-cell>
        </table:table-row>
      </table:table>
      <text:p text:style-name="P21"/>
      <text:p text:style-name="P17"/>
      <text:p text:style-name="P8"><text:span text:style-name="T1">Приложение № 1 <text:line-break/>к Соглашению от «____»________2023 г. <text:line-break/>№ __________________<text:line-break/><text:line-break/><text:line-break/></text:span><text:span text:style-name="T1"><office:annotation office:name="__Annotation__911_370740351" loext:resolved="false"><dc:creator>Antonina Kotomtseva</dc:creator><dc:date>2023-01-26T13:53:00</dc:date><meta:creator-initials>AK</meta:creator-initials><text:p><text:span text:style-name="T23">Прошу под это приложение составить небольшое тз по классическим параметрам об исследовании которое вы проводите с датасетом Агроинвест</text:span></text:p></office:annotation></text:span><text:span text:style-name="T1">Техническое задание <text:line-break/>для проведения предварительного испытания</text:span><office:annotation-end office:name="__Annotation__911_370740351"/></text:p>
      <text:p text:style-name="P14"/>
      <text:p text:style-name="P14"/>
      <text:p text:style-name="P15"/>
      <text:p text:style-name="P8"><text:span text:style-name="T1">Приложение № 2 <text:line-break/>к Соглашению от «____»________2023 г. <text:line-break/>№ __________________</text:span></text:p>
      <text:p text:style-name="P14"/>
      <text:p text:style-name="P14"/>
      <text:p text:style-name="P6"><text:span text:style-name="T1">Форма предварительного договора</text:span></text:p>
      <text:p text:style-name="P13"/>
      <text:p text:style-name="P13"/>
      <text:p text:style-name="P13"/>
      <text:p text:style-name="P6"><text:span text:style-name="T1"><office:annotation office:name="__Annotation__925_370740351" loext:resolved="false"><dc:creator>Antonina Kotomtseva</dc:creator><dc:date>2023-01-26T13:56:00</dc:date><meta:creator-initials>AK</meta:creator-initials><text:p><text:span text:style-name="T23">Здесь нужно будет добавить заказ с окончательным форматом ТЗ, мы его доработаем по юридической технике до текста полного договора (</text:span>IP<text:span text:style-name="T23"> - Сколтеху)</text:span></text:p></office:annotation></text:span><text:span text:style-name="T1">Договор на выполнение научно-исследовательских работ</text:span><office:annotation-end office:name="__Annotation__925_37074035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2.82m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mm" fo:margin-bottom="0m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2.7mm" fo:margin-right="0mm" fo:margin-top="0mm" fo:margin-bottom="3.53mm" style:contextual-spacing="true" fo:line-height="115%" fo:text-indent="0mm" style:auto-text-indent="false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Абзац_20_списка1" style:display-name="Абзац списка1" style:family="paragraph" style:parent-style-name="Standard">
      <style:paragraph-properties fo:margin-left="12.7mm" fo:margin-right="0mm" fo:margin-top="0mm" fo:margin-bottom="0mm" style:contextual-spacing="false" fo:line-height="100%" fo:text-indent="0mm" style:auto-text-indent="false"/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Абзац_20_списка_20_Знак" style:display-name="Абзац списка Знак" style:family="text" loext:linked-style-name="List_20_Paragraph"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17.52mm" fo:margin-bottom="25.4mm" fo:margin-left="25.4mm" fo:margin-right="25.4mm" style:writing-mode="lr-tb" style:layout-grid-color="#c0c0c0" style:layout-grid-lines="37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nina Kotomtseva</meta:initial-creator>
    <dc:creator>Pavel Osinenko</dc:creator>
    <meta:editing-cycles>10</meta:editing-cycles>
    <meta:creation-date>2023-01-26T08:44:00</meta:creation-date>
    <dc:date>2023-01-27T13:15:10.154719997</dc:date>
    <meta:editing-duration>PT5H2M44S</meta:editing-duration>
    <meta:generator>LibreOffice/7.3.7.2$Linux_X86_64 LibreOffice_project/30$Build-2</meta:generator>
    <meta:document-statistic meta:table-count="1" meta:image-count="0" meta:object-count="0" meta:page-count="11" meta:paragraph-count="109" meta:word-count="2199" meta:character-count="17129" meta:non-whitespace-character-count="14965"/>
    <meta:user-defined meta:name="AppVersion">16.0000</meta:user-defined>
    <meta:user-defined meta:name="Company">Skoltech</meta:user-defined>
    <meta:template xlink:type="simple" xlink:actuate="onRequest" xlink:title="Normal" xlink:href=""/>
  </office:meta>
</office:document-meta>
</file>